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0.1745"/>
          <table:table-cell office:value-type="float" office:value="9.671"/>
          <table:table-cell office:value-type="float" office:value="7.53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2473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5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0619"/>
          <table:table-cell office:value-type="float" office:value="3.495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34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4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5283"/>
          <table:table-cell office:value-type="float" office:value="1.66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440.0"/>
          <table:table-cell office:value-type="float" office:value="174193.0"/>
          <table:table-cell office:value-type="float" office:value="646217.0"/>
          <table:table-cell office:value-type="float" office:value="201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3796"/>
          <table:table-cell office:value-type="float" office:value="6.877"/>
          <table:table-cell office:value-type="float" office:value="4.75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260.0"/>
          <table:table-cell office:value-type="float" office:value="820.0"/>
          <table:table-cell office:value-type="float" office:value="235916.0"/>
          <table:table-cell office:value-type="float" office:value="843648.0"/>
          <table:table-cell office:value-type="float" office:value="256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7254"/>
          <table:table-cell office:value-type="float" office:value="9.463"/>
          <table:table-cell office:value-type="float" office:value="7.3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971.0"/>
          <table:table-cell office:value-type="float" office:value="820.0"/>
          <table:table-cell office:value-type="float" office:value="235916.0"/>
          <table:table-cell office:value-type="float" office:value="843648.0"/>
          <table:table-cell office:value-type="float" office:value="253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717"/>
          <table:table-cell office:value-type="float" office:value="1.73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6.0"/>
          <table:table-cell office:value-type="float" office:value="440.0"/>
          <table:table-cell office:value-type="float" office:value="174193.0"/>
          <table:table-cell office:value-type="float" office:value="646218.0"/>
          <table:table-cell office:value-type="float" office:value="201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1.1589"/>
          <table:table-cell office:value-type="float" office:value="10.668"/>
          <table:table-cell office:value-type="float" office:value="8.49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2340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3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5654"/>
          <table:table-cell office:value-type="float" office:value="5.75"/>
          <table:table-cell office:value-type="float" office:value="3.57"/>
          <table:table-cell office:value-type="float" office:value="1.0"/>
          <table:table-cell office:value-type="float" office:value="0.0"/>
          <table:table-cell office:value-type="float" office:value="43.0"/>
          <table:table-cell office:value-type="float" office:value="9497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3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035"/>
          <table:table-cell office:value-type="float" office:value="1.33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3.0"/>
          <table:table-cell office:value-type="float" office:value="440.0"/>
          <table:table-cell office:value-type="float" office:value="174193.0"/>
          <table:table-cell office:value-type="float" office:value="646217.0"/>
          <table:table-cell office:value-type="float" office:value="202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21646"/>
          <table:table-cell office:value-type="float" office:value="4.725"/>
          <table:table-cell office:value-type="float" office:value="2.6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316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3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3264"/>
          <table:table-cell office:value-type="float" office:value="5.837"/>
          <table:table-cell office:value-type="float" office:value="3.74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0988.0"/>
          <table:table-cell office:value-type="float" office:value="820.0"/>
          <table:table-cell office:value-type="float" office:value="235916.0"/>
          <table:table-cell office:value-type="float" office:value="843647.0"/>
          <table:table-cell office:value-type="float" office:value="253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8804"/>
          <table:table-cell office:value-type="float" office:value="1.7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440.0"/>
          <table:table-cell office:value-type="float" office:value="174193.0"/>
          <table:table-cell office:value-type="float" office:value="646217.0"/>
          <table:table-cell office:value-type="float" office:value="201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61589"/>
          <table:table-cell office:value-type="float" office:value="8.13"/>
          <table:table-cell office:value-type="float" office:value="5.9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384.0"/>
          <table:table-cell office:value-type="float" office:value="820.0"/>
          <table:table-cell office:value-type="float" office:value="235916.0"/>
          <table:table-cell office:value-type="float" office:value="843648.0"/>
          <table:table-cell office:value-type="float" office:value="254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167"/>
          <table:table-cell office:value-type="float" office:value="4.809"/>
          <table:table-cell office:value-type="float" office:value="2.7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019.0"/>
          <table:table-cell office:value-type="float" office:value="820.0"/>
          <table:table-cell office:value-type="float" office:value="235916.0"/>
          <table:table-cell office:value-type="float" office:value="843648.0"/>
          <table:table-cell office:value-type="float" office:value="25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9652"/>
          <table:table-cell office:value-type="float" office:value="2.021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71.0"/>
          <table:table-cell office:value-type="float" office:value="440.0"/>
          <table:table-cell office:value-type="float" office:value="174193.0"/>
          <table:table-cell office:value-type="float" office:value="646218.0"/>
          <table:table-cell office:value-type="float" office:value="2011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5.51878"/>
          <table:table-cell office:value-type="float" office:value="5.027"/>
          <table:table-cell office:value-type="float" office:value="2.6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247.0"/>
          <table:table-cell office:value-type="float" office:value="820.0"/>
          <table:table-cell office:value-type="float" office:value="253035.0"/>
          <table:table-cell office:value-type="float" office:value="904359.0"/>
          <table:table-cell office:value-type="float" office:value="264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0297"/>
          <table:table-cell office:value-type="float" office:value="2.499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49.0"/>
          <table:table-cell office:value-type="float" office:value="820.0"/>
          <table:table-cell office:value-type="float" office:value="253035.0"/>
          <table:table-cell office:value-type="float" office:value="904359.0"/>
          <table:table-cell office:value-type="float" office:value="264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0086"/>
          <table:table-cell office:value-type="float" office:value="1.964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440.0"/>
          <table:table-cell office:value-type="float" office:value="191335.0"/>
          <table:table-cell office:value-type="float" office:value="706999.0"/>
          <table:table-cell office:value-type="float" office:value="20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6.85203"/>
          <table:table-cell office:value-type="float" office:value="6.38"/>
          <table:table-cell office:value-type="float" office:value="4.23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08.0"/>
          <table:table-cell office:value-type="float" office:value="820.0"/>
          <table:table-cell office:value-type="float" office:value="253035.0"/>
          <table:table-cell office:value-type="float" office:value="904359.0"/>
          <table:table-cell office:value-type="float" office:value="263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0499"/>
          <table:table-cell office:value-type="float" office:value="6.208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59.0"/>
          <table:table-cell office:value-type="float" office:value="820.0"/>
          <table:table-cell office:value-type="float" office:value="253035.0"/>
          <table:table-cell office:value-type="float" office:value="904359.0"/>
          <table:table-cell office:value-type="float" office:value="261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148"/>
          <table:table-cell office:value-type="float" office:value="1.65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440.0"/>
          <table:table-cell office:value-type="float" office:value="191335.0"/>
          <table:table-cell office:value-type="float" office:value="706999.0"/>
          <table:table-cell office:value-type="float" office:value="209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30573"/>
          <table:table-cell office:value-type="float" office:value="2.84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24.0"/>
          <table:table-cell office:value-type="float" office:value="820.0"/>
          <table:table-cell office:value-type="float" office:value="253035.0"/>
          <table:table-cell office:value-type="float" office:value="904360.0"/>
          <table:table-cell office:value-type="float" office:value="264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7125"/>
          <table:table-cell office:value-type="float" office:value="5.278"/>
          <table:table-cell office:value-type="float" office:value="3.15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7570.0"/>
          <table:table-cell office:value-type="float" office:value="820.0"/>
          <table:table-cell office:value-type="float" office:value="253035.0"/>
          <table:table-cell office:value-type="float" office:value="904360.0"/>
          <table:table-cell office:value-type="float" office:value="26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5729"/>
          <table:table-cell office:value-type="float" office:value="1.7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440.0"/>
          <table:table-cell office:value-type="float" office:value="191335.0"/>
          <table:table-cell office:value-type="float" office:value="707000.0"/>
          <table:table-cell office:value-type="float" office:value="210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9.69294"/>
          <table:table-cell office:value-type="float" office:value="9.205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19595.0"/>
          <table:table-cell office:value-type="float" office:value="820.0"/>
          <table:table-cell office:value-type="float" office:value="253035.0"/>
          <table:table-cell office:value-type="float" office:value="904361.0"/>
          <table:table-cell office:value-type="float" office:value="261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4021"/>
          <table:table-cell office:value-type="float" office:value="5.635"/>
          <table:table-cell office:value-type="float" office:value="3.41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579.0"/>
          <table:table-cell office:value-type="float" office:value="820.0"/>
          <table:table-cell office:value-type="float" office:value="253035.0"/>
          <table:table-cell office:value-type="float" office:value="904361.0"/>
          <table:table-cell office:value-type="float" office:value="265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3518"/>
          <table:table-cell office:value-type="float" office:value="1.70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40.0"/>
          <table:table-cell office:value-type="float" office:value="191335.0"/>
          <table:table-cell office:value-type="float" office:value="707001.0"/>
          <table:table-cell office:value-type="float" office:value="20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87061"/>
          <table:table-cell office:value-type="float" office:value="3.392"/>
          <table:table-cell office:value-type="float" office:value="1.2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111.0"/>
          <table:table-cell office:value-type="float" office:value="820.0"/>
          <table:table-cell office:value-type="float" office:value="253035.0"/>
          <table:table-cell office:value-type="float" office:value="904361.0"/>
          <table:table-cell office:value-type="float" office:value="263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3277"/>
          <table:table-cell office:value-type="float" office:value="3.627"/>
          <table:table-cell office:value-type="float" office:value="1.48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316.0"/>
          <table:table-cell office:value-type="float" office:value="820.0"/>
          <table:table-cell office:value-type="float" office:value="253035.0"/>
          <table:table-cell office:value-type="float" office:value="904361.0"/>
          <table:table-cell office:value-type="float" office:value="263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5189"/>
          <table:table-cell office:value-type="float" office:value="1.863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3.0"/>
          <table:table-cell office:value-type="float" office:value="440.0"/>
          <table:table-cell office:value-type="float" office:value="191335.0"/>
          <table:table-cell office:value-type="float" office:value="707001.0"/>
          <table:table-cell office:value-type="float" office:value="2094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.99919"/>
          <table:table-cell office:value-type="float" office:value="4.551"/>
          <table:table-cell office:value-type="float" office:value="3.68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433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7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4285"/>
          <table:table-cell office:value-type="float" office:value="7.251"/>
          <table:table-cell office:value-type="float" office:value="6.34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7430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70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1527"/>
          <table:table-cell office:value-type="float" office:value="0.5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220.0"/>
          <table:table-cell office:value-type="float" office:value="63183.0"/>
          <table:table-cell office:value-type="float" office:value="231706.0"/>
          <table:table-cell office:value-type="float" office:value="135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26888"/>
          <table:table-cell office:value-type="float" office:value="4.82"/>
          <table:table-cell office:value-type="float" office:value="3.9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886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9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3188"/>
          <table:table-cell office:value-type="float" office:value="4.122"/>
          <table:table-cell office:value-type="float" office:value="3.17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103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8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1466"/>
          <table:table-cell office:value-type="float" office:value="0.57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20.0"/>
          <table:table-cell office:value-type="float" office:value="63183.0"/>
          <table:table-cell office:value-type="float" office:value="231706.0"/>
          <table:table-cell office:value-type="float" office:value="135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50974"/>
          <table:table-cell office:value-type="float" office:value="3.058"/>
          <table:table-cell office:value-type="float" office:value="2.18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245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6339"/>
          <table:table-cell office:value-type="float" office:value="4.517"/>
          <table:table-cell office:value-type="float" office:value="3.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425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9425"/>
          <table:table-cell office:value-type="float" office:value="0.5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220.0"/>
          <table:table-cell office:value-type="float" office:value="63183.0"/>
          <table:table-cell office:value-type="float" office:value="231706.0"/>
          <table:table-cell office:value-type="float" office:value="1393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.45163"/>
          <table:table-cell office:value-type="float" office:value="5.003"/>
          <table:table-cell office:value-type="float" office:value="4.1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645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7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4788"/>
          <table:table-cell office:value-type="float" office:value="0.99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6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2414"/>
          <table:table-cell office:value-type="float" office:value="0.5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0.0"/>
          <table:table-cell office:value-type="float" office:value="63183.0"/>
          <table:table-cell office:value-type="float" office:value="231706.0"/>
          <table:table-cell office:value-type="float" office:value="1393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04857"/>
          <table:table-cell office:value-type="float" office:value="3.606"/>
          <table:table-cell office:value-type="float" office:value="2.77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2177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8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882"/>
          <table:table-cell office:value-type="float" office:value="6.065"/>
          <table:table-cell office:value-type="float" office:value="5.2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21277.0"/>
          <table:table-cell office:value-type="float" office:value="410.0"/>
          <table:table-cell office:value-type="float" office:value="101516.0"/>
          <table:table-cell office:value-type="float" office:value="350156.0"/>
          <table:table-cell office:value-type="float" office:value="168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0908"/>
          <table:table-cell office:value-type="float" office:value="0.668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41.0"/>
          <table:table-cell office:value-type="float" office:value="220.0"/>
          <table:table-cell office:value-type="float" office:value="63183.0"/>
          <table:table-cell office:value-type="float" office:value="231706.0"/>
          <table:table-cell office:value-type="float" office:value="1396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62844"/>
          <table:table-cell office:value-type="float" office:value="4.154"/>
          <table:table-cell office:value-type="float" office:value="2.1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186.0"/>
          <table:table-cell office:value-type="float" office:value="820.0"/>
          <table:table-cell office:value-type="float" office:value="225592.0"/>
          <table:table-cell office:value-type="float" office:value="806039.0"/>
          <table:table-cell office:value-type="float" office:value="248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6193"/>
          <table:table-cell office:value-type="float" office:value="2.474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98.0"/>
          <table:table-cell office:value-type="float" office:value="820.0"/>
          <table:table-cell office:value-type="float" office:value="225592.0"/>
          <table:table-cell office:value-type="float" office:value="806039.0"/>
          <table:table-cell office:value-type="float" office:value="247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691"/>
          <table:table-cell office:value-type="float" office:value="1.841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62.0"/>
          <table:table-cell office:value-type="float" office:value="440.0"/>
          <table:table-cell office:value-type="float" office:value="163825.0"/>
          <table:table-cell office:value-type="float" office:value="608475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8.87092"/>
          <table:table-cell office:value-type="float" office:value="8.4"/>
          <table:table-cell office:value-type="float" office:value="6.35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19941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9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9926"/>
          <table:table-cell office:value-type="float" office:value="2.618"/>
          <table:table-cell office:value-type="float" office:value="0.7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76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9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912"/>
          <table:table-cell office:value-type="float" office:value="1.513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440.0"/>
          <table:table-cell office:value-type="float" office:value="163825.0"/>
          <table:table-cell office:value-type="float" office:value="608474.0"/>
          <table:table-cell office:value-type="float" office:value="196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21907"/>
          <table:table-cell office:value-type="float" office:value="5.745"/>
          <table:table-cell office:value-type="float" office:value="3.78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0857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8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7351"/>
          <table:table-cell office:value-type="float" office:value="13.24"/>
          <table:table-cell office:value-type="float" office:value="11.22"/>
          <table:table-cell office:value-type="float" office:value="1.0"/>
          <table:table-cell office:value-type="float" office:value="0.0"/>
          <table:table-cell office:value-type="float" office:value="136.0"/>
          <table:table-cell office:value-type="float" office:value="39288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9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3704"/>
          <table:table-cell office:value-type="float" office:value="1.55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621.0"/>
          <table:table-cell office:value-type="float" office:value="440.0"/>
          <table:table-cell office:value-type="float" office:value="163825.0"/>
          <table:table-cell office:value-type="float" office:value="608474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4724"/>
          <table:table-cell office:value-type="float" office:value="60.951"/>
          <table:table-cell office:value-type="float" office:value="57.44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1046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9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1663"/>
          <table:table-cell office:value-type="float" office:value="6.792"/>
          <table:table-cell office:value-type="float" office:value="4.77"/>
          <table:table-cell office:value-type="float" office:value="1.0"/>
          <table:table-cell office:value-type="float" office:value="0.0"/>
          <table:table-cell office:value-type="float" office:value="59.0"/>
          <table:table-cell office:value-type="float" office:value="12812.0"/>
          <table:table-cell office:value-type="float" office:value="820.0"/>
          <table:table-cell office:value-type="float" office:value="225592.0"/>
          <table:table-cell office:value-type="float" office:value="806038.0"/>
          <table:table-cell office:value-type="float" office:value="249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0142"/>
          <table:table-cell office:value-type="float" office:value="1.446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7.0"/>
          <table:table-cell office:value-type="float" office:value="440.0"/>
          <table:table-cell office:value-type="float" office:value="163825.0"/>
          <table:table-cell office:value-type="float" office:value="608474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3.1144"/>
          <table:table-cell office:value-type="float" office:value="12.659"/>
          <table:table-cell office:value-type="float" office:value="10.7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3816.0"/>
          <table:table-cell office:value-type="float" office:value="820.0"/>
          <table:table-cell office:value-type="float" office:value="225592.0"/>
          <table:table-cell office:value-type="float" office:value="806040.0"/>
          <table:table-cell office:value-type="float" office:value="250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1449"/>
          <table:table-cell office:value-type="float" office:value="11.663"/>
          <table:table-cell office:value-type="float" office:value="9.7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2754.0"/>
          <table:table-cell office:value-type="float" office:value="820.0"/>
          <table:table-cell office:value-type="float" office:value="225592.0"/>
          <table:table-cell office:value-type="float" office:value="806040.0"/>
          <table:table-cell office:value-type="float" office:value="249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3213"/>
          <table:table-cell office:value-type="float" office:value="1.764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7.0"/>
          <table:table-cell office:value-type="float" office:value="440.0"/>
          <table:table-cell office:value-type="float" office:value="163825.0"/>
          <table:table-cell office:value-type="float" office:value="608476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47022"/>
          <table:table-cell office:value-type="float" office:value="0.33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1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2305"/>
          <table:table-cell office:value-type="float" office:value="0.3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8272"/>
          <table:table-cell office:value-type="float" office:value="0.3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8.0"/>
          <table:table-cell office:value-type="float" office:value="26283.0"/>
          <table:table-cell office:value-type="float" office:value="91956.0"/>
          <table:table-cell office:value-type="float" office:value="109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7395"/>
          <table:table-cell office:value-type="float" office:value="0.46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51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7624"/>
          <table:table-cell office:value-type="float" office:value="0.3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4448"/>
          <table:table-cell office:value-type="float" office:value="0.2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8.0"/>
          <table:table-cell office:value-type="float" office:value="26283.0"/>
          <table:table-cell office:value-type="float" office:value="91956.0"/>
          <table:table-cell office:value-type="float" office:value="114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47342"/>
          <table:table-cell office:value-type="float" office:value="0.34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5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4529"/>
          <table:table-cell office:value-type="float" office:value="0.3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22239"/>
          <table:table-cell office:value-type="float" office:value="0.3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6283.0"/>
          <table:table-cell office:value-type="float" office:value="91956.0"/>
          <table:table-cell office:value-type="float" office:value="11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48195"/>
          <table:table-cell office:value-type="float" office:value="0.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496"/>
          <table:table-cell office:value-type="float" office:value="0.33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1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6997"/>
          <table:table-cell office:value-type="float" office:value="0.2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6283.0"/>
          <table:table-cell office:value-type="float" office:value="91956.0"/>
          <table:table-cell office:value-type="float" office:value="108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76558"/>
          <table:table-cell office:value-type="float" office:value="0.36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5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9444"/>
          <table:table-cell office:value-type="float" office:value="0.2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64.0"/>
          <table:table-cell office:value-type="float" office:value="35696.0"/>
          <table:table-cell office:value-type="float" office:value="122618.0"/>
          <table:table-cell office:value-type="float" office:value="12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4291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6283.0"/>
          <table:table-cell office:value-type="float" office:value="91956.0"/>
          <table:table-cell office:value-type="float" office:value="1077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